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5810000031A0000031A2B526172.svg" manifest:media-type="image/svg+xml"/>
  <manifest:file-entry manifest:full-path="Pictures/100000010000001E0000001EA2B23D38.png" manifest:media-type="image/png"/>
  <manifest:file-entry manifest:full-path="Pictures/100000010000001E0000001E33CE0442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ource Sans Pro" svg:font-family="'Source Sans Pro', sans-serif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 " svg:font-family="arial" style:font-family-generic="swiss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style:style style:name="P3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4pt" fo:font-style="normal" style:font-size-asian="14pt" style:font-style-asian="normal" style:font-name-complex="Calibri" style:font-size-complex="14pt" style:font-style-complex="normal"/>
    </style:style>
    <style:style style:name="P4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name-complex="Calibri" style:font-style-complex="normal"/>
    </style:style>
    <style:style style:name="P5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6pt" fo:font-style="normal" style:font-size-asian="16pt" style:font-style-asian="normal" style:font-name-complex="Calibri" style:font-size-complex="16pt" style:font-style-complex="normal"/>
    </style:style>
    <style:style style:name="P7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8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style:font-name="arial" fo:font-size="12pt" fo:font-style="normal" style:font-size-asian="12pt" style:font-style-asian="normal" style:font-name-complex="Calibri" style:font-size-complex="12pt" style:font-style-complex="normal"/>
    </style:style>
    <style:style style:name="P9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officeooo:paragraph-rsid="005baca3"/>
    </style:style>
    <style:style style:name="P10" style:family="paragraph" style:parent-style-name="Standard">
      <style:paragraph-properties fo:margin-top="0cm" fo:margin-bottom="0.247cm" style:contextual-spacing="false" fo:text-align="center" style:justify-single-word="false" style:text-autospace="none"/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officeooo:rsid="0052342d" officeooo:paragraph-rsid="003241b8" style:font-size-asian="14pt" style:font-style-asian="normal" style:font-size-complex="14pt" style:font-style-complex="normal"/>
    </style:style>
    <style:style style:name="P12" style:family="paragraph" style:parent-style-name="Standard" style:list-style-name="L1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style:font-name="arial" fo:font-size="12pt" fo:font-style="normal" officeooo:rsid="003241b8" officeooo:paragraph-rsid="003241b8" style:font-size-asian="12pt" style:font-style-asian="normal" style:font-size-complex="12pt" style:font-style-complex="normal"/>
    </style:style>
    <style:style style:name="P13" style:family="paragraph" style:parent-style-name="Standard">
      <loext:graphic-properties draw:fill="none"/>
      <style:paragraph-properties fo:margin-top="0.199cm" fo:margin-bottom="0.199cm" style:contextual-spacing="false" fo:line-height="115%" fo:text-align="start" style:justify-single-word="false" fo:orphans="2" fo:widows="2" fo:background-color="transparent" style:writing-mode="lr-tb"/>
      <style:text-properties fo:color="#000000" loext:opacity="100%" style:font-name="arial" fo:font-size="12pt" fo:font-style="normal" fo:font-weight="normal" officeooo:rsid="001c8c92" officeooo:paragraph-rsid="003241b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4cm" fo:margin-bottom="0.4cm" style:contextual-spacing="false" fo:text-align="start" style:justify-single-word="false"/>
      <style:text-properties style:font-name="ARIAL" fo:font-size="14pt" fo:font-style="normal" fo:font-weight="bold" officeooo:rsid="0052342d" officeooo:paragraph-rsid="005ea8f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1.27cm"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fo:font-style="italic" fo:font-weight="bold" officeooo:paragraph-rsid="005ea8fd" style:font-style-asian="italic" style:font-weight-asian="bold" style:font-style-complex="italic" style:font-weight-complex="bold"/>
    </style:style>
    <style:style style:name="P17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style:font-name="ARIAL" fo:font-size="12pt" fo:font-style="italic" fo:font-weight="bold" officeooo:rsid="005ea8fd" officeooo:paragraph-rsid="005ea8f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 style:list-style-name="L2">
      <style:paragraph-properties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ARIAL" fo:font-size="12pt" fo:font-style="italic" fo:font-weight="bold" officeooo:rsid="005ea8fd" officeooo:paragraph-rsid="005ea8f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ARIAL" fo:font-size="12pt" fo:font-style="normal" fo:font-weight="normal" officeooo:rsid="005ea8fd" officeooo:paragraph-rsid="005ea8f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3">
      <style:paragraph-properties fo:margin-left="0.423cm" fo:margin-right="0cm" fo:margin-top="0cm" fo:margin-bottom="0.318cm" style:contextual-spacing="false" fo:line-height="150%" fo:orphans="2" fo:widows="2" fo:text-indent="0cm" style:auto-text-indent="false"/>
      <style:text-properties style:font-name="arial " fo:font-size="14pt" fo:font-style="normal" fo:font-weight="bold" officeooo:paragraph-rsid="005f1713" style:font-size-asian="14pt" style:font-weight-asian="bold" style:font-size-complex="14pt" style:font-weight-complex="bold"/>
    </style:style>
    <style:style style:name="P22" style:family="paragraph" style:parent-style-name="Heading_20_3" style:master-page-name="">
      <loext:graphic-properties draw:fill="none"/>
      <style:paragraph-properties fo:margin-left="0cm" fo:margin-right="0cm" fo:margin-top="0cm" fo:margin-bottom="0.318cm" style:contextual-spacing="false" fo:line-height="150%" fo:orphans="2" fo:widows="2" fo:text-indent="0cm" style:auto-text-indent="false" style:page-number="auto" fo:background-color="transparent" fo:keep-with-next="always" style:writing-mode="lr-tb"/>
      <style:text-properties style:font-name="arial " fo:font-size="14pt" fo:font-style="normal" fo:font-weight="bold" officeooo:paragraph-rsid="005f1713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/>
      <style:text-properties officeooo:paragraph-rsid="005f1713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 " fo:font-size="14pt" fo:letter-spacing="normal" fo:font-style="normal" fo:font-weight="bold" officeooo:rsid="005f1713" officeooo:paragraph-rsid="005f1713" style:font-size-asian="14pt" style:font-weight-asian="bold" style:font-size-complex="14pt" style:font-weight-complex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 " fo:font-size="12pt" fo:letter-spacing="normal" fo:font-style="normal" fo:font-weight="bold" officeooo:rsid="005f1713" officeooo:paragraph-rsid="005f1713" style:font-size-asian="10.5pt" style:font-weight-asian="bold" style:font-size-complex="12pt" style:font-weight-complex="bold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 " fo:font-size="12pt" fo:letter-spacing="normal" fo:font-style="normal" fo:font-weight="normal" officeooo:rsid="005f1713" officeooo:paragraph-rsid="005f1713" style:font-size-asian="10.5pt" style:font-weight-asian="normal" style:font-size-complex="12pt" style:font-weight-complex="normal" loext:padding="0cm" loext:border="none"/>
    </style:style>
    <style:style style:name="T1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fo:font-size="16pt" style:font-size-asian="16pt" style:font-name-complex="Arial" style:font-size-complex="16pt"/>
    </style:style>
    <style:style style:name="T3" style:family="text">
      <style:text-properties fo:font-size="16pt" fo:font-weight="bold" officeooo:rsid="002f6b4e" style:font-size-asian="16pt" style:font-weight-asian="bold" style:font-name-complex="Arial" style:font-size-complex="16pt" style:font-weight-complex="bold"/>
    </style:style>
    <style:style style:name="T4" style:family="text">
      <style:text-properties fo:font-size="16pt" fo:font-weight="bold" officeooo:rsid="0052342d" style:font-size-asian="16pt" style:font-weight-asian="bold" style:font-name-complex="Arial" style:font-size-complex="16pt" style:font-weight-complex="bold"/>
    </style:style>
    <style:style style:name="T5" style:family="text">
      <style:text-properties fo:font-size="16pt" fo:font-weight="normal" officeooo:rsid="0052342d" style:font-size-asian="16pt" style:font-weight-asian="normal" style:font-name-complex="Arial" style:font-size-complex="1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2342d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baca3" style:text-blinking="false" fo:background-color="#ffffff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d14500" loext:opacity="100%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11" style:family="text">
      <style:text-properties fo:font-variant="normal" fo:text-transform="none" fo:color="#333333" loext:opacity="100%" style:text-line-through-style="none" style:text-line-through-type="none" style:font-name="Source Sans Pro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12" style:family="text">
      <style:text-properties fo:font-variant="normal" fo:text-transform="none" fo:color="#333333" loext:opacity="100%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name-complex="'Source Sans Pro', sans-serif" style:font-size-complex="12pt" style:font-style-complex="normal" style:font-weight-complex="normal"/>
    </style:style>
    <style:style style:name="T13" style:family="text">
      <style:text-properties fo:color="#0040ff" loext:opacity="100%" style:font-name="arial" fo:font-size="12pt" style:text-underline-style="solid" style:text-underline-width="auto" style:text-underline-color="font-color" fo:background-color="#ffffff" loext:char-shading-value="0" style:font-size-asian="12pt" style:font-name-complex="'Source Sans Pro', sans-serif" style:font-size-complex="12pt"/>
    </style:style>
    <style:style style:name="T14" style:family="text">
      <style:text-properties fo:font-weight="bold" officeooo:rsid="005ea8fd" style:font-weight-asian="bold" style:font-weight-complex="bold"/>
    </style:style>
    <style:style style:name="T15" style:family="text">
      <style:text-properties officeooo:rsid="005ea8fd"/>
    </style:style>
    <style:style style:name="T16" style:family="text">
      <style:text-properties officeooo:rsid="005f1713"/>
    </style:style>
    <style:style style:name="T17" style:family="text">
      <style:text-properties style:font-name="ARIAL" fo:font-size="12pt" officeooo:rsid="005ea8fd" style:font-size-asian="12pt" style:font-size-complex="12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00000" loext:opacity="100%" fo:letter-spacing="normal" loext:padding="0cm" loext:border="none"/>
    </style:style>
    <style:style style:name="T20" style:family="text">
      <style:text-properties style:font-name="Inter"/>
    </style:style>
    <style:style style:name="T21" style:family="text">
      <style:text-properties style:font-name="Inter" fo:font-weight="normal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LVirtual</text:p>
      <text:p text:style-name="P2">Facultad de Ingeniería y Ciencias Hídricas</text:p>
      <text:p text:style-name="P3"/>
      <text:p text:style-name="P2"/>
      <text:p text:style-name="P2"/>
      <text:p text:style-name="P2">Tecnicatura Universitaria en Software Libre</text:p>
      <text:p text:style-name="P2">Software Libre: Administración de GNU/Linux I</text:p>
      <text:p text:style-name="P3"/>
      <text:p text:style-name="P4"/>
      <text:p text:style-name="P4"/>
      <text:p text:style-name="P5"><text:span text:style-name="T1">T</text:span><text:span text:style-name="T2">rabajo </text:span><text:span text:style-name="T1">P</text:span><text:span text:style-name="T2">ráctico </text:span><text:span text:style-name="T3"><text:s/>-</text:span><text:span text:style-name="T2"> <text:s/></text:span><text:span text:style-name="T4">N°</text:span><text:span text:style-name="T5">1</text:span></text:p>
      <text:p text:style-name="P6"/>
      <text:p text:style-name="P4"/>
      <text:p text:style-name="P4"/>
      <text:p text:style-name="P2"><text:span text:style-name="T6">E</text:span>manuel <text:span text:style-name="T6">C</text:span>onte <text:span text:style-name="T6">G</text:span>arcia</text:p>
      <text:p text:style-name="P2"/>
      <text:p text:style-name="P4"/>
      <text:p text:style-name="P4"/>
      <text:p text:style-name="P7">2024</text:p>
      <text:p text:style-name="P8"/>
      <text:p text:style-name="P8"/>
      <text:p text:style-name="P8"/>
      <text:p text:style-name="P9"><text:a xlink:type="simple" xlink:href="https://github.com/e-conte/UNL-OFIMATICA-TP-FINAL" office:target-frame-name="_blank" xlink:show="new" text:style-name="Internet_20_link" text:visited-style-name="Visited_20_Internet_20_Link"><text:span text:style-name="T7">TP </text:span><text:span text:style-name="T8">N°1 - Administración de GNU/Linux I</text:span><text:span text:style-name="T9"> </text:span><text:span text:style-name="T7">–  </text:span></text:a><text:a xlink:type="simple" xlink:href="https://github.com/e-conte/UNL-Admin-de-GNU-Linux-1-TP-2" office:target-frame-name="_blank" xlink:show="new" text:style-name="Internet_20_link" text:visited-style-name="Visited_20_Internet_20_Link"><text:span text:style-name="T10">UNL - Administración de GNU/Liinux - Trabajo Práctico N°2 </text:span></text:a><text:span text:style-name="T11">by </text:span><text:a xlink:type="simple" xlink:href="https://github.com/e-conte/" office:target-frame-name="_blank" xlink:show="new" text:style-name="Internet_20_link" text:visited-style-name="Visited_20_Internet_20_Link"><text:span text:style-name="T10">Emanuel Conte </text:span></text:a><text:span text:style-name="T11">is marked with</text:span><text:span text:style-name="T12"> </text:span><text:a xlink:type="simple" xlink:href="https://creativecommons.org/publicdomain/zero/1.0/?ref=chooser-v1" office:target-frame-name="_blank" xlink:show="new" text:style-name="Internet_20_link" text:visited-style-name="Visited_20_Internet_20_Link"><text:span text:style-name="T10">CC0 1.0 Universal </text:span><text:span text:style-name="T10"><draw:a xlink:type="simple" xlink:href="https://creativecommons.org/publicdomain/zero/1.0/?ref=chooser-v1" office:target-frame-name="_blank" xlink:show="new"><draw:frame draw:style-name="fr1" draw:name="Image1" text:anchor-type="as-char" svg:width="0.582cm" svg:height="0.582cm" draw:z-index="0"><draw:image xlink:href="Pictures/100006C30000031A0000031A550B9032.svg" xlink:type="simple" xlink:show="embed" xlink:actuate="onLoad" draw:mime-type="image/svg+xml"/><draw:image xlink:href="Pictures/100000010000001E0000001E33CE0442.png" xlink:type="simple" xlink:show="embed" xlink:actuate="onLoad" draw:mime-type="image/png"/></draw:frame></draw:a></text:span><text:span text:style-name="T10"><draw:a xlink:type="simple" xlink:href="https://creativecommons.org/publicdomain/zero/1.0/?ref=chooser-v1" office:target-frame-name="_blank" xlink:show="new"><draw:frame draw:style-name="fr1" draw:name="Image2" text:anchor-type="as-char" svg:width="0.582cm" svg:height="0.582cm" draw:z-index="1"><draw:image xlink:href="Pictures/100005810000031A0000031A2B526172.svg" xlink:type="simple" xlink:show="embed" xlink:actuate="onLoad" draw:mime-type="image/svg+xml"/><draw:image xlink:href="Pictures/100000010000001E0000001EA2B23D38.png" xlink:type="simple" xlink:show="embed" xlink:actuate="onLoad" draw:mime-type="image/png"/></draw:frame></draw:a></text:span></text:a></text:p>
      <text:p text:style-name="P10"><text:span text:style-name="T13"/></text:p>
      <text:p text:style-name="P10"><text:span text:style-name="T13"/></text:p>
      <text:p text:style-name="P10"><text:soft-page-break/><text:span text:style-name="T13"/></text:p>
      <text:p text:style-name="P11"><text:span text:style-name="T6">E</text:span><text:span text:style-name="T14">nunciado:</text:span></text:p>
      <text:list text:style-name="L1">
        <text:list-item>
          <text:p text:style-name="P12">Presentar un informe desarrollando los siguientes temas:</text:p>
        </text:list-item>
        <text:list-item>
          <text:p text:style-name="P12">Exponer las diferencias entre Long Term Support (LTS) Release y Standard Release en la distribución Ubuntu y sus derivadas.</text:p>
        </text:list-item>
        <text:list-item>
          <text:p text:style-name="P12">Explicar y fundamentar cuál de estas dos modelos de Release utilizaría en un entorno de trabajo corporativo.</text:p>
        </text:list-item>
        <text:list-item>
          <text:p text:style-name="P12">El informe se debe presentar de acuerdo a las siguientes pautas:</text:p>
        </text:list-item>
        <text:list-item>
          <text:p text:style-name="P12">Archivo en formato ODT o PDF.</text:p>
        </text:list-item>
        <text:list-item>
          <text:p text:style-name="P12">Tamaño de página A4.</text:p>
        </text:list-item>
        <text:list-item>
          <text:p text:style-name="P12">Carátula con datos de la materia y el alumno.</text:p>
        </text:list-item>
        <text:list-item>
          <text:p text:style-name="P12">Incluir referencias a fuentes de información y licenciamiento de las mismas.</text:p>
        </text:list-item>
        <text:list-item>
          <text:p text:style-name="P12">Este trabajo práctico es evaluatorio y será considerado para la regularización de la materia.</text:p>
        </text:list-item>
      </text:list>
      <text:p text:style-name="P13"/>
      <text:p text:style-name="P14"><text:span text:style-name="T15">Resolución:</text:span></text:p>
      <text:p text:style-name="P15">Para exponer las diferencias <text:span text:style-name="T16">entre LTS y Standar Release </text:span>haremos foco en:</text:p>
      <text:list text:style-name="L2">
        <text:list-item>
          <text:p text:style-name="P16"><text:span text:style-name="T17">Duración y soporte</text:span></text:p>
        </text:list-item>
        <text:list-item>
          <text:p text:style-name="P17">Actualizaciones y parches de seguridad</text:p>
        </text:list-item>
        <text:list-item>
          <text:p text:style-name="P17">Uso y aplicabilidad</text:p>
          <text:p text:style-name="P18"/>
        </text:list-item>
      </text:list>
      <text:p text:style-name="P19"><text:span text:style-name="T16">I.</text:span>Duración del Soporte</text:p>
      <text:p text:style-name="P20"><text:s text:c="4"/>• LTS Release (Long Term Support):</text:p>
      <text:p text:style-name="P20"><text:s text:c="8"/>◦ Las versiones LTS de Ubuntu reciben soporte durante un período prolongado, generalmente 5 años para el soporte estándar y 10 años para el soporte extendido (Esm).</text:p>
      <text:p text:style-name="P20"><text:soft-page-break/><text:s text:c="8"/>◦ Estas versiones están diseñadas para ser estables y confiables, lo que las hace ideales para entornos empresariales donde la estabilidad y la seguridad son prioritarias.</text:p>
      <text:p text:style-name="P20"><text:s text:c="8"/>◦ Ejemplos de versiones LTS incluyen Ubuntu 20.04 LTS, Ubuntu 18.04 LTS, etc.</text:p>
      <text:p text:style-name="P20"><text:s text:c="4"/>• Standard Release:</text:p>
      <text:p text:style-name="P20"><text:s text:c="8"/>◦ Las versiones Standard de Ubuntu reciben soporte durante 9 meses.</text:p>
      <text:p text:style-name="P20"><text:s text:c="8"/>◦ Estas versiones incorporan las últimas características y actualizaciones de software, pero no están diseñadas para ser utilizadas en entornos de producción a largo plazo debido a su corto ciclo de vida.</text:p>
      <text:p text:style-name="P20"><text:s text:c="8"/>◦ Ejemplos de versiones Standard incluyen Ubuntu 21.10, Ubuntu 22.04, etc.</text:p>
      <text:p text:style-name="P20"><text:span text:style-name="T16">II</text:span>. <text:span text:style-name="T18">Actualizaciones y Parches de Seguridad</text:span></text:p>
      <text:p text:style-name="P20"><text:s text:c="4"/>• LTS Release:</text:p>
      <text:p text:style-name="P20"><text:s text:c="8"/>◦ Reciben actualizaciones de seguridad y correcciones de errores durante todo el período de soporte.</text:p>
      <text:p text:style-name="P20"><text:s text:c="8"/>◦ Las actualizaciones de software son menos frecuentes y están diseñadas para minimizar el riesgo de inestabilidad.</text:p>
      <text:p text:style-name="P20"><text:s text:c="4"/>• Standard Release:</text:p>
      <text:p text:style-name="P20"><text:s text:c="8"/>◦ Reciben actualizaciones de seguridad y correcciones de errores durante los 9 meses de soporte.</text:p>
      <text:p text:style-name="P20"><text:s text:c="8"/>◦ Las actualizaciones de software son más frecuentes y pueden incluir nuevas características, lo que puede aumentar el riesgo de inestabilidad.</text:p>
      <text:p text:style-name="P20"><text:span text:style-name="T16">III</text:span>. <text:span text:style-name="T18">Uso y Aplicabilidad</text:span></text:p>
      <text:p text:style-name="P20"><text:s text:c="4"/>• LTS Release:</text:p>
      <text:p text:style-name="P20"><text:s text:c="8"/>◦ Ideal para entornos de producción donde la estabilidad, la seguridad y el soporte a largo plazo son críticos.</text:p>
      <text:p text:style-name="P20"><text:s text:c="8"/>◦ Es la opción preferida para empresas y organizaciones que no desean actualizar su sistema operativo con frecuencia.</text:p>
      <text:p text:style-name="P20"><text:s text:c="4"/>• Standard Release:</text:p>
      <text:p text:style-name="P20"><text:soft-page-break/><text:s text:c="8"/>◦ Ideal para entornos de desarrollo, pruebas y experimentación donde se pueden aprovechar las últimas características y tecnologías.</text:p>
      <text:p text:style-name="P20"><text:s text:c="8"/>◦ No es recomendable para entornos de producción debido a su corto ciclo de vida y mayor riesgo de inestabilidad.</text:p>
      <text:h text:style-name="P21" text:outline-level="3" text:is-list-header="true"><text:span text:style-name="T19"/></text:h>
      <text:h text:style-name="P22" text:outline-level="3"><text:span text:style-name="T19">Fundamentación para la elección en un entorno de trabajo corporativo</text:span></text:h>
      <text:p text:style-name="P23"><text:span text:style-name="T20"><text:tab/>En un entorno de trabajo corporativo, la versión </text:span><text:span text:style-name="Strong_20_Emphasis"><text:span text:style-name="T21">LTS</text:span></text:span><text:span text:style-name="T20"> de Ubuntu es la elección más adecuada debido a su soporte a largo plazo, estabilidad, seguridad y reducción de costos asociados con las actualizaciones frecuentes. Esta opción permite a las empresas mantener sus sistemas operativos estables y seguros durante un período prolongado, lo que es esencial para el éxito y la continuidad de las operaciones.</text:span></text:p>
      <text:p text:style-name="P24">Fuentes y referencias:</text:p>
      <text:p text:style-name="P24"/>
      <text:p text:style-name="P25"><text:s text:c="2"/><text:span text:style-name="T22"><text:s text:c="2"/>1. Ubuntu Documentation:</text:span></text:p>
      <text:p text:style-name="P26"><text:s text:c="8"/>- Ubuntu Releases</text:p>
      <text:p text:style-name="P26"><text:s text:c="8"/>- Ubuntu LTS</text:p>
      <text:p text:style-name="P26"><text:s text:c="8"/>- Ubuntu Extended Security Maintenance (ESM)</text:p>
      <text:p text:style-name="P26"><text:s text:c="4"/>2. Licenciamiento:</text:p>
      <text:p text:style-name="P26"><text:s text:c="8"/>- Ubuntu es un sistema operativo de código abierto basado en Debian y está disponible bajo la licencia GNU General Public License (GPL).</text:p>
      <text:p text:style-name="P26"><text:s text:c="8"/>- El soporte extendido (ESM) puede requerir una suscripción comercial, pero las versiones LTS estándar son gratuitas y de código abier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Source Sans Pro', sans-serif" svg:font-family="''Source Sans Pro', sans-serif'"/>
    <style:font-face style:name="ARIAL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ource Sans Pro" svg:font-family="'Source Sans Pro', sans-serif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 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2pt" officeooo:paragraph-rsid="0017fb84" style:font-size-asian="12pt" style:font-size-complex="12pt"/>
    </style:style>
    <style:style style:name="MP2" style:family="paragraph" style:parent-style-name="Header">
      <style:text-properties style:font-name="arial"/>
    </style:style>
    <style:style style:name="MP3" style:family="paragraph" style:parent-style-name="Standard">
      <style:paragraph-properties fo:margin-top="0cm" fo:margin-bottom="0.247cm" style:contextual-spacing="false" fo:text-align="start" style:justify-single-word="false" style:text-autospace="none"/>
      <style:text-properties style:font-name="Arial" fo:font-size="12pt" fo:font-weight="bold" officeooo:paragraph-rsid="001063f6" style:font-size-asian="12pt" style:font-weight-asian="bold" style:font-name-complex="Arial" style:font-size-complex="12pt" style:font-weight-complex="bold"/>
    </style:style>
    <style:style style:name="MP4" style:family="paragraph" style:parent-style-name="Standard">
      <style:paragraph-properties fo:margin-top="0.199cm" fo:margin-bottom="0.199cm" style:contextual-spacing="false" fo:text-align="center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5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7fb84" style:font-size-asian="12pt" style:font-name-complex="Arial" style:font-size-complex="12pt"/>
    </style:style>
    <style:style style:name="MP6" style:family="paragraph" style:parent-style-name="Standard">
      <style:paragraph-properties fo:margin-top="0cm" fo:margin-bottom="0.247cm" style:contextual-spacing="false" fo:text-align="end" style:justify-single-word="false" style:text-autospace="none"/>
      <style:text-properties style:font-name="Arial" fo:font-size="12pt" officeooo:paragraph-rsid="001063f6" style:font-size-asian="12pt" style:font-name-complex="Arial" style:font-size-complex="12pt"/>
    </style:style>
    <style:style style:name="MT1" style:family="text">
      <style:text-properties fo:font-weight="bold" officeooo:rsid="0052342d" style:font-weight-asian="bold" style:font-name-complex="Arial" style:font-weight-complex="bold"/>
    </style:style>
    <style:style style:name="MT2" style:family="text">
      <style:text-properties fo:font-weight="normal" officeooo:rsid="0052342d" style:font-weight-asian="normal" style:font-name-complex="Arial" style:font-weight-complex="normal"/>
    </style:style>
    <style:style style:name="MT3" style:family="text">
      <style:text-properties style:font-name-complex="Arial"/>
    </style:style>
    <style:style style:name="MT4" style:family="text">
      <style:text-properties officeooo:rsid="0052342d" style:font-name-complex="Arial"/>
    </style:style>
    <style:style style:name="MT5" style:family="text">
      <style:text-properties officeooo:rsid="005d6dc0" style:font-name-complex="Arial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1.245cm" fo:margin-left="0cm" fo:margin-right="0cm" fo:margin-bottom="1.143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</text:span><text:span text:style-name="MT2">rabajo</text:span><text:span text:style-name="MT3"> </text:span><text:span text:style-name="MT1">P</text:span><text:span text:style-name="MT2">ráctico</text:span><text:span text:style-name="MT3"> </text:span><text:span text:style-name="MT1">N</text:span><text:span text:style-name="MT4">°1</text:span><text:span text:style-name="MT3"> – </text:span><text:span text:style-name="MT5">Administración de GNU/Linux I</text:span></text:p>
      </style:header>
      <style:header-first>
        <text:p text:style-name="MP2"/>
      </style:header-first>
      <style:footer>
        <text:p text:style-name="MP3"><text:tab/><text:tab/><text:tab/><text:tab/><text:tab/><text:tab/><text:tab/><text:tab/><text:tab/><text:tab/> </text:p>
        <text:p text:style-name="MP4"><text:span text:style-name="MT6">E</text:span>manuel <text:span text:style-name="MT6">C</text:span>onte <text:span text:style-name="MT6">G</text:span>arcia <text:s text:c="7"/></text:p>
        <text:p text:style-name="MP5"><text:s text:c="11"/><text:page-number text:select-page="current">2</text:page-number><text:s text:c="6"/></text:p>
        <text:p text:style-name="MP6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zure</meta:initial-creator>
    <meta:creation-date>2024-06-18T16:17:00</meta:creation-date>
    <dc:date>2024-11-22T16:11:12.242876094</dc:date>
    <meta:editing-cycles>43</meta:editing-cycles>
    <meta:editing-duration>PT8H7M57S</meta:editing-duration>
    <meta:generator>LibreOffice/24.8.3.2$Linux_X86_64 LibreOffice_project/480$Build-2</meta:generator>
    <meta:document-statistic meta:table-count="0" meta:image-count="2" meta:object-count="0" meta:page-count="4" meta:paragraph-count="60" meta:word-count="632" meta:character-count="4215" meta:non-whitespace-character-count="3427"/>
  </office:meta>
</office:document-meta>
</file>